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0.954cm" style:rel-column-width="42230*"/>
    </style:style>
    <style:style style:name="Tableau1.B" style:family="table-column">
      <style:table-column-properties style:column-width="6.045cm" style:rel-column-width="23305*"/>
    </style:style>
    <style:style style:name="Tableau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none"/>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line-height="150%" fo:text-align="end"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line-height="100%" fo:text-align="justify" style:justify-single-word="false"/>
      <style:text-properties fo:font-size="12pt" fo:font-weight="bold" style:font-size-asian="10.5pt" style:font-weight-asian="bold" style:font-size-complex="12pt" style:font-weight-complex="bold"/>
    </style:style>
    <style:style style:name="P8" style:family="paragraph" style:parent-style-name="Table_20_Contents">
      <style:paragraph-properties fo:text-align="end" style:justify-single-word="false"/>
      <style:text-properties fo:font-weight="bold" style:font-weight-asian="bold" style:font-weight-complex="bold"/>
    </style:style>
    <style:style style:name="P9" style:family="paragraph" style:parent-style-name="Table_20_Contents">
      <style:paragraph-properties fo:text-align="end" style:justify-single-word="false"/>
      <style:text-properties fo:font-style="normal" fo:font-weight="bold" style:font-style-asian="normal" style:font-weight-asian="bold" style:font-style-complex="normal" style:font-weight-complex="bold"/>
    </style:style>
    <style:style style:name="P10" style:family="paragraph" style:parent-style-name="Table_20_Contents">
      <style:paragraph-properties fo:line-height="150%" fo:text-align="justify" style:justify-single-word="false"/>
      <style:text-properties fo:font-size="16pt" style:font-size-asian="16pt" style:font-size-complex="16pt"/>
    </style:style>
    <style:style style:name="P11" style:family="paragraph" style:parent-style-name="Table_20_Contents">
      <style:paragraph-properties fo:line-height="150%" fo:text-align="start" style:justify-single-word="false"/>
      <style:text-properties fo:font-size="12pt" style:font-size-asian="10.5pt" style:font-size-complex="12pt"/>
    </style:style>
    <style:style style:name="P12" style:family="paragraph" style:parent-style-name="Table_20_Contents">
      <style:paragraph-properties fo:line-height="150%" fo:text-align="center" style:justify-single-word="false"/>
      <style:text-properties fo:font-size="12pt" fo:font-weight="bold" style:font-size-asian="10.5pt" style:font-weight-asian="bold" style:font-size-complex="12pt" style:font-weight-complex="bold"/>
    </style:style>
    <style:style style:name="P13" style:family="paragraph" style:parent-style-name="Standard" style:list-style-name="L1">
      <style:paragraph-properties fo:margin-top="0.101cm" fo:margin-bottom="0cm" loext:contextual-spacing="false" fo:line-height="150%"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2">
      <style:paragraph-properties fo:margin-top="0.3cm" fo:margin-bottom="0cm" loext:contextual-spacing="false" fo:line-height="150%" fo:text-align="justify" style:justify-single-word="false"/>
      <style:text-properties fo:font-size="12pt" fo:font-weight="normal" style:font-size-asian="10.5pt" style:font-weight-asian="normal" style:font-size-complex="12pt" style:font-weight-complex="normal"/>
    </style:style>
    <style:style style:name="T1" style:family="text">
      <style:text-properties style:font-name="Times New Roman1" style:font-name-asian="Times New Roman1" style:font-name-complex="Times New Roman1"/>
    </style:style>
    <style:style style:name="T2" style:family="text">
      <style:text-properties style:font-name="Times New Roman1" fo:font-size="12pt" style:font-name-asian="Times New Roman1" style:font-size-asian="10.5pt" style:font-name-complex="Times New Roman1" style:font-size-complex="12pt"/>
    </style:style>
    <style:style style:name="T3" style:family="text">
      <style:text-properties officeooo:rsid="0002ef3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2">Université de Jijel</text:p>
            <text:p text:style-name="P2">Faculté des Sciences Exactes et d'Informatique</text:p>
            <text:p text:style-name="P2">Département d'Informatique</text:p>
          </table:table-cell>
          <table:table-cell table:style-name="Tableau1.A1" office:value-type="string">
            <text:p text:style-name="P8">A. U : 20<text:span text:style-name="T3">20</text:span>/20<text:span text:style-name="T3">21</text:span></text:p>
            <text:p text:style-name="P9">Master I SIAD</text:p>
            <text:p text:style-name="P9">TD N° 4, GOE</text:p>
          </table:table-cell>
        </table:table-row>
      </table:table>
      <text:p text:style-name="P7">Exercice 01 :</text:p>
      <text:list xml:id="list7637301377368096166" text:style-name="L1">
        <text:list-item>
          <text:p text:style-name="P13">Les termes inutitlisés dans les structures d'entreprises sont :</text:p>
        </text:list-item>
      </text:list>
      <table:table table:name="Table1" table:style-name="Table1">
        <table:table-column table:style-name="Table1.A"/>
        <table:table-column table:style-name="Table1.B"/>
        <table:table-row>
          <table:table-cell table:style-name="Table1.A1" office:value-type="string">
            <text:p text:style-name="P10"><text:span text:style-name="T1">□</text:span><text:span text:style-name="T2"> Fonctionnelle</text:span></text:p>
          </table:table-cell>
          <table:table-cell table:style-name="Table1.A1" office:value-type="string">
            <text:p text:style-name="P10"><text:span text:style-name="T1">□ </text:span><text:span text:style-name="T2">Décisionnelle</text:span></text:p>
          </table:table-cell>
        </table:table-row>
        <table:table-row>
          <table:table-cell table:style-name="Table1.A1" office:value-type="string">
            <text:p text:style-name="P10"><text:span text:style-name="T1">□ </text:span><text:span text:style-name="T2">Matricielle</text:span></text:p>
          </table:table-cell>
          <table:table-cell table:style-name="Table1.A1" office:value-type="string">
            <text:p text:style-name="P10"><text:span text:style-name="T1">□ </text:span><text:span text:style-name="T2">Structurelle</text:span></text:p>
          </table:table-cell>
        </table:table-row>
      </table:table>
      <text:list xml:id="list3713091725595899674" text:style-name="L2">
        <text:list-item>
          <text:p text:style-name="P14">Les strucutres fonctionnelle et divisionnelle sont réputées flexibles :</text:p>
        </text:list-item>
      </text:list>
      <table:table table:name="Table2" table:style-name="Table2">
        <table:table-column table:style-name="Table2.A"/>
        <table:table-column table:style-name="Table2.B"/>
        <table:table-row>
          <table:table-cell table:style-name="Table2.A1" office:value-type="string">
            <text:p text:style-name="P10"><text:span text:style-name="T1">□ </text:span><text:span text:style-name="T2">Vrai</text:span></text:p>
          </table:table-cell>
          <table:table-cell table:style-name="Table2.A1" office:value-type="string">
            <text:p text:style-name="P10"><text:span text:style-name="T1">□</text:span><text:span text:style-name="T2"> Faux</text:span></text:p>
          </table:table-cell>
        </table:table-row>
      </table:table>
      <text:list xml:id="list15823959353956" text:continue-numbering="true" text:style-name="L2">
        <text:list-item>
          <text:p text:style-name="P14">La structure divisionnelle est mieux adaptée que la strucutre fonctionnelle pour les entreprises qui ne fabriquent qu'un seul type de produit :</text:p>
        </text:list-item>
      </text:list>
      <table:table table:name="Table3" table:style-name="Table3">
        <table:table-column table:style-name="Table3.A"/>
        <table:table-column table:style-name="Table3.B"/>
        <table:table-row>
          <table:table-cell table:style-name="Table3.A1" office:value-type="string">
            <text:p text:style-name="P10"><text:span text:style-name="T1">□ </text:span><text:span text:style-name="T2">Vrai</text:span></text:p>
          </table:table-cell>
          <table:table-cell table:style-name="Table3.A1" office:value-type="string">
            <text:p text:style-name="P10"><text:span text:style-name="T1">□ </text:span><text:span text:style-name="T2">Faux</text:span></text:p>
          </table:table-cell>
        </table:table-row>
      </table:table>
      <text:list xml:id="list15822350353298" text:continue-numbering="true" text:style-name="L2">
        <text:list-item>
          <text:p text:style-name="P14">La structure divisionnelle et structure fonctionnelle sont des termes synonymes :</text:p>
        </text:list-item>
      </text:list>
      <table:table table:name="Table4" table:style-name="Table4">
        <table:table-column table:style-name="Table4.A"/>
        <table:table-column table:style-name="Table4.B"/>
        <table:table-row>
          <table:table-cell table:style-name="Table4.A1" office:value-type="string">
            <text:p text:style-name="P10"><text:span text:style-name="T1">□ </text:span><text:span text:style-name="T2">Vrai</text:span></text:p>
          </table:table-cell>
          <table:table-cell table:style-name="Table4.A1" office:value-type="string">
            <text:p text:style-name="P10"><text:span text:style-name="T1">□</text:span><text:span text:style-name="T2"> Faux</text:span></text:p>
          </table:table-cell>
        </table:table-row>
      </table:table>
      <text:list xml:id="list15822116904901" text:continue-numbering="true" text:style-name="L2">
        <text:list-item>
          <text:p text:style-name="P14">La notion de strcuture de l'entreprise se limite à l'organigramme :</text:p>
        </text:list-item>
      </text:list>
      <table:table table:name="Table5" table:style-name="Table5">
        <table:table-column table:style-name="Table5.A"/>
        <table:table-column table:style-name="Table5.B"/>
        <table:table-row>
          <table:table-cell table:style-name="Table5.A1" office:value-type="string">
            <text:p text:style-name="P10"><text:span text:style-name="T1">□</text:span><text:span text:style-name="T2"> Vrai</text:span></text:p>
          </table:table-cell>
          <table:table-cell table:style-name="Table5.A1" office:value-type="string">
            <text:p text:style-name="P10"><text:span text:style-name="T1">□</text:span><text:span text:style-name="T2"> Faux</text:span></text:p>
          </table:table-cell>
        </table:table-row>
      </table:table>
      <text:p text:style-name="P3"/>
      <text:p text:style-name="P6">Exercice 02 :</text:p>
      <text:p text:style-name="P3">"Il y a 30 ans, l'organisation d'une banque obéissait à une logique tayloriste ordinaire. On faisait la queue à un premier guichet pour obtenir un carnet de chèques, à un second guichet pour le déposer. Et l'on était ensuite dirigé vers la caisse pour retirer son argent. Aujourd'hui, le même employé fait tout, ou quasiment. Il encaisse les chèques, donne aux clients les liquidités qu'ils viennent de retirer, consulte leur compte, donne des informations sur l'ouverture d'un compte témunéré ou sur l'usage d'une carte de crédit, répond au téléphone et actionne l'ouverture de la porte. La nouvelle organisation du travail fait tout pour tuer les "temps morts". Il n'est plus question, dans le monde actuel, de payer quelqu'un à ne rien faire : à attendre le client à la caisse ou ailleurs. La chasse au temps mort impose qu'un employé ait toujours une tâche à faire.</text:p>
      <text:p text:style-name="P5"><text:tab/>Daniel Cohen : Trois leçons sur la société post-industrielle, 2006</text:p>
      <text:p text:style-name="P5">Adapté par Farid Makhlouf : L'entreprise : structure, fonctions et organisation, 2012</text:p>
      <text:p text:style-name="P6">Question :</text:p>
      <text:p text:style-name="P4">Est ce que ce texte peut être vu comme une affirmation que la lutte contre le temps mort a disparu ?</text:p>
      <text:p text:style-name="P4">Justifiez votre réponse.</text:p>
      <text:p text:style-name="P6"><text:soft-page-break/>Exercice 03 :</text:p>
      <text:p text:style-name="P4">Une entreprise de production de chaussures a réparti ses fonctions comme suit :</text:p>
      <table:table table:name="Table6" table:style-name="Table6">
        <table:table-column table:style-name="Table6.A"/>
        <table:table-column table:style-name="Table6.B"/>
        <table:table-row>
          <table:table-cell table:style-name="Table6.A1" office:value-type="string">
            <text:p text:style-name="P12">Départements</text:p>
          </table:table-cell>
          <table:table-cell table:style-name="Table6.B1" office:value-type="string">
            <text:p text:style-name="P12">Services</text:p>
          </table:table-cell>
        </table:table-row>
        <table:table-row>
          <table:table-cell table:style-name="Table6.A2" office:value-type="string">
            <text:p text:style-name="P11">Département des ressources humaines</text:p>
            <text:p text:style-name="P11">Département compatbilité et finances</text:p>
            <text:p text:style-name="P11">Département commercial</text:p>
            <text:p text:style-name="P11">Département de production</text:p>
            <text:p text:style-name="P11">Département technique</text:p>
            <text:p text:style-name="P11">Département maintenance</text:p>
          </table:table-cell>
          <table:table-cell table:style-name="Table6.B2" office:value-type="string">
            <text:p text:style-name="P11">Service production cuir et synthétique</text:p>
            <text:p text:style-name="P11">Service production textile</text:p>
            <text:p text:style-name="P11">Service production des produits</text:p>
            <text:p text:style-name="P11">Service comptabilité</text:p>
            <text:p text:style-name="P11">Service comptabilité analytique et budget</text:p>
            <text:p text:style-name="P11">Service achats</text:p>
            <text:p text:style-name="P11">Service ventes</text:p>
            <text:p text:style-name="P11">Service création et mise au point</text:p>
            <text:p text:style-name="P11">Service ordonnancement et lancement</text:p>
            <text:p text:style-name="P11">Service méthode</text:p>
            <text:p text:style-name="P11">Service laboratoire</text:p>
            <text:p text:style-name="P11">Service contrôle qualité</text:p>
            <text:p text:style-name="P11">Service approvisionnement</text:p>
            <text:p text:style-name="P11">Service étude et maintenance</text:p>
            <text:p text:style-name="P11">Service intervention</text:p>
            <text:p text:style-name="P11">Service entretien</text:p>
            <text:p text:style-name="P11">Service gestion du personnel</text:p>
            <text:p text:style-name="P11">Service formation et recrutement</text:p>
            <text:p text:style-name="P11">Service social</text:p>
          </table:table-cell>
        </table:table-row>
      </table:table>
      <text:p text:style-name="P4"/>
      <text:p text:style-name="P6">Question :</text:p>
      <text:p text:style-name="P4">Etablir un organigramme de cette entreprise en n'oubliant pas d'intégrer le secrétari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7M41S</meta:editing-duration>
    <meta:editing-cycles>25</meta:editing-cycles>
    <meta:generator>LibreOffice/5.1.6.2$Linux_X86_64 LibreOffice_project/10m0$Build-2</meta:generator>
    <dc:date>2021-01-02T01:58:21.833159350</dc:date>
    <meta:document-statistic meta:table-count="7" meta:image-count="0" meta:object-count="0" meta:page-count="2" meta:paragraph-count="63" meta:word-count="423" meta:character-count="2702" meta:non-whitespace-character-count="2346"/>
    <meta:user-defined meta:name="Info 1"/>
    <meta:user-defined meta:name="Info 2"/>
    <meta:user-defined meta:name="Info 3"/>
    <meta:user-defined meta:name="Info 4"/>
  </office:meta>
</office:document-meta>
</file>